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end" style:justify-single-word="false"/>
      <style:text-properties officeooo:rsid="001e4c2c" officeooo:paragraph-rsid="001e4c2c"/>
    </style:style>
    <style:style style:name="P2" style:family="paragraph" style:parent-style-name="Standard">
      <style:paragraph-properties fo:text-align="start" style:justify-single-word="false"/>
      <style:text-properties officeooo:rsid="001e4c2c" officeooo:paragraph-rsid="001e4c2c"/>
    </style:style>
    <style:style style:name="P3" style:family="paragraph" style:parent-style-name="Standard">
      <style:paragraph-properties fo:text-align="start" style:justify-single-word="false"/>
      <style:text-properties officeooo:rsid="001feb74" officeooo:paragraph-rsid="001feb74"/>
    </style:style>
    <style:style style:name="P4" style:family="paragraph" style:parent-style-name="Standard">
      <style:paragraph-properties fo:text-align="start" style:justify-single-word="false"/>
      <style:text-properties officeooo:rsid="001e4c2c" officeooo:paragraph-rsid="001e4c2c"/>
    </style:style>
    <style:style style:name="T1" style:family="text">
      <style:text-properties officeooo:rsid="001feb7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x Briggs</text:p>
      <text:p text:style-name="P1">16325 Deer Creek Way</text:p>
      <text:p text:style-name="P1">Meadow Vista, CA 95722</text:p>
      <text:p text:style-name="P1"/>
      <text:p text:style-name="P2">September 14 2017</text:p>
      <text:p text:style-name="P2"/>
      <text:p text:style-name="P2"/>
      <text:p text:style-name="P2">Dear Mr Hay,</text:p>
      <text:p text:style-name="P2"/>
      <text:p text:style-name="P2"><text:tab/>I want to express my deepest gratitude for your help with my Eagle Scout project. Without your particular expertise in concrete and construction, my project may have been impossible, and certainly would hav<text:span text:style-name="T1">e been much more difficult and taken far longer without your help.</text:span></text:p>
      <text:p text:style-name="P2"/>
      <text:p text:style-name="P3">Sincerely,</text:p>
      <text:p text:style-name="P3"/>
      <text:p text:style-name="P3"/>
      <text:p text:style-name="P3">Max Brig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Noto Sans CJK JP Regular" svg:font-family="'Noto Sans CJK JP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Noto Sans CJK JP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Noto Sans CJK JP Regular" style:font-family-asian="'Noto Sans CJK JP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23:02:33.274119106</meta:creation-date>
    <dc:date>2017-09-15T13:30:19.573118905</dc:date>
    <meta:editing-duration>PT9H52M19S</meta:editing-duration>
    <meta:editing-cycles>3</meta:editing-cycles>
    <meta:generator>LibreOffice/5.4.1.2.0$Linux_X86_64 LibreOffice_project/40m0$Build-2</meta:generator>
    <meta:document-statistic meta:table-count="0" meta:image-count="0" meta:object-count="0" meta:page-count="1" meta:paragraph-count="8" meta:word-count="63" meta:character-count="374" meta:non-whitespace-character-count="318"/>
  </office:meta>
</office:document-meta>
</file>